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 fo:min-height="0.74cm" fo:min-width="0.844cm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0.74cm" fo:min-width="0.844cm"/>
    </style:style>
    <style:style style:name="gr3" style:family="graphic" style:parent-style-name="standard">
      <style:graphic-properties draw:fill-color="#6666ff" draw:textarea-horizontal-align="justify" draw:textarea-vertical-align="middle" draw:auto-grow-height="false" fo:min-height="0.74cm" fo:min-width="0.84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74cm" fo:min-width="0.844cm"/>
    </style:style>
    <style:style style:name="gr6" style:family="graphic" style:parent-style-name="standard">
      <style:graphic-properties svg:stroke-color="#ff3333" draw:fill-color="#ff3333" draw:textarea-horizontal-align="justify" draw:textarea-vertical-align="middle" draw:auto-grow-height="false" fo:min-height="0.74cm" fo:min-width="0.844cm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9" style:family="graphic" style:parent-style-name="Výchozí_5f_1">
      <style:graphic-properties draw:fill-color="#99ff66" draw:textarea-horizontal-align="justify" draw:textarea-vertical-align="middle" draw:auto-grow-height="false" fo:min-height="0.246cm" fo:min-width="0.208cm"/>
    </style:style>
    <style:style style:name="gr10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-color="#99ff66" draw:textarea-horizontal-align="justify" draw:textarea-vertical-align="middle" draw:auto-grow-height="false" fo:min-height="0.528cm" fo:min-width="0.986cm"/>
    </style:style>
    <style:style style:name="gr14" style:family="graphic" style:parent-style-name="standard">
      <style:graphic-properties draw:fill-color="#ff3333" draw:textarea-horizontal-align="justify" draw:textarea-vertical-align="middle" draw:auto-grow-height="false" fo:min-height="0.528cm" fo:min-width="0.986cm"/>
    </style:style>
    <style:style style:name="gr15" style:family="graphic" style:parent-style-name="standard">
      <style:graphic-properties draw:textarea-horizontal-align="justify" draw:textarea-vertical-align="middle" draw:auto-grow-height="false" fo:min-height="2.792cm" fo:min-width="4.238cm"/>
    </style:style>
    <style:style style:name="gr16" style:family="graphic" style:parent-style-name="standard">
      <style:graphic-properties draw:textarea-horizontal-align="justify" draw:textarea-vertical-align="middle" draw:auto-grow-height="false" fo:min-height="1.45cm" fo:min-width="1.692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9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99ff66"/>
      <style:paragraph-properties fo:text-align="center"/>
      <style:text-properties fo:font-size="10pt" fo:font-weight="bold" style:font-size-asian="18pt" style:font-size-complex="18pt"/>
    </style:style>
    <style:style style:name="P4" style:family="paragraph">
      <loext:graphic-properties draw:fill-color="#6666ff"/>
      <style:paragraph-properties fo:text-align="center"/>
      <style:text-properties fo:color="#ffffff" fo:font-size="10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  <style:paragraph-properties fo:text-align="center"/>
      <style:text-properties fo:color="#ffffff" fo:font-size="10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0pt" fo:font-weight="bold" style:font-size-asian="18pt" style:font-size-complex="18pt"/>
    </style:style>
    <style:style style:name="P8" style:family="paragraph">
      <loext:graphic-properties draw:fill-color="#ff3333"/>
      <style:paragraph-properties fo:text-align="center"/>
      <style:text-properties fo:color="#ffffff" style:text-position="0% 100%" fo:font-size="10pt" fo:font-weight="bold" fo:background-color="transparent" style:font-size-asian="18pt" style:font-size-complex="18pt"/>
    </style:style>
    <style:style style:name="P9" style:family="paragraph">
      <style:paragraph-properties fo:text-align="center"/>
      <style:text-properties fo:font-size="10pt" fo:font-weight="bold" style:font-size-asian="18pt" style:font-size-complex="18pt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fo:color="#ffffff" fo:font-size="10pt" fo:font-weight="bold" fo:background-color="transparent" style:font-size-asian="18pt" style:font-size-complex="18pt"/>
    </style:style>
    <style:style style:name="T4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1" draw:id="id1" draw:layer="layout" svg:width="1.9cm" svg:height="1.4cm" svg:x="1.6cm" svg:y="1.7cm">
          <text:p text:style-name="P1"><text:span text:style-name="T1">B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9cm" svg:height="1.4cm" svg:x="1.601cm" svg:y="6.101cm">
          <text:p text:style-name="P1"><text:span text:style-name="T1">TC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9cm" svg:height="1.4cm" svg:x="1.601cm" svg:y="3.901cm">
          <text:p text:style-name="P1"><text:span text:style-name="T1">ATC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9cm" svg:height="1.4cm" svg:x="1.602cm" svg:y="8.302cm">
          <text:p text:style-name="P1"><text:span text:style-name="T1">CT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9cm" svg:height="1.4cm" svg:x="1.603cm" svg:y="10.503cm">
          <text:p text:style-name="P1"><text:span text:style-name="T1">TG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9cm" svg:height="1.4cm" svg:x="1.603cm" svg:y="12.703cm">
          <text:p text:style-name="P1"><text:span text:style-name="T1">G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9cm" svg:height="1.4cm" svg:x="4.901cm" svg:y="1.701cm">
          <text:p text:style-name="P1"><text:span text:style-name="T1">TA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1.9cm" svg:height="1.4cm" svg:x="4.902cm" svg:y="6.102cm">
          <text:p text:style-name="P1"><text:span text:style-name="T1">TATAT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1.9cm" svg:height="1.4cm" svg:x="4.902cm" svg:y="3.902cm">
          <text:p text:style-name="P1"><text:span text:style-name="T1">A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9cm" svg:height="1.4cm" svg:x="4.903cm" svg:y="8.303cm">
          <text:p text:style-name="P1"><text:span text:style-name="T1">ATA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1.9cm" svg:height="1.4cm" svg:x="4.904cm" svg:y="10.504cm">
          <text:p text:style-name="P1"><text:span text:style-name="T2">TATG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" draw:start-glue-point="8" draw:end-shape="id2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" draw:start-glue-point="8" draw:end-shape="id3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3" draw:start-glue-point="8" draw:end-shape="id4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4" draw:start-glue-point="8" draw:end-shape="id5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5" draw:start-glue-point="8" draw:end-shape="id6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6" draw:start-glue-point="10" draw:end-shape="id7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8" draw:start-glue-point="8" draw:end-shape="id9" draw:end-glue-point="4" svg:d="M5853 9703c0 601 1 201 1 801" svg:viewBox="0 0 2 802">
          <text:p/>
        </draw:connector>
        <draw:connector draw:style-name="gr4" draw:text-style-name="P5" draw:layer="layout" draw:type="curve" svg:x1="5.852cm" svg:y1="7.502cm" svg:x2="5.853cm" svg:y2="8.303cm" draw:start-shape="id10" draw:start-glue-point="8" draw:end-shape="id8" draw:end-glue-point="4" svg:d="M5852 7502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7" draw:start-glue-point="8" draw:end-shape="id11" draw:end-glue-point="4" svg:d="M5851 3101c0 601 1 201 1 801" svg:viewBox="0 0 2 802">
          <text:p/>
        </draw:connector>
        <draw:connector draw:style-name="gr4" draw:text-style-name="P5" draw:layer="layout" draw:type="curve" svg:x1="5.852cm" svg:y1="5.302cm" svg:x2="5.852cm" svg:y2="6.102cm" draw:start-shape="id11" draw:start-glue-point="8" draw:end-shape="id10" draw:end-glue-point="4" svg:d="M5852 5302v800" svg:viewBox="0 0 1 801">
          <text:p/>
        </draw:connector>
      </draw:page>
      <draw:page draw:name="page2" draw:style-name="dp1" draw:master-page-name="Výchozí">
        <draw:custom-shape draw:style-name="gr1" draw:text-style-name="P2" xml:id="id12" draw:id="id12" draw:layer="layout" svg:width="1.9cm" svg:height="1.4cm" svg:x="1.6cm" svg:y="1.7cm">
          <text:p text:style-name="P1"><text:span text:style-name="T1">BT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1.9cm" svg:height="1.4cm" svg:x="1.601cm" svg:y="6.101cm">
          <text:p text:style-name="P1"><text:span text:style-name="T1">TCTG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1.9cm" svg:height="1.4cm" svg:x="1.601cm" svg:y="3.901cm">
          <text:p text:style-name="P1"><text:span text:style-name="T1">ATC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1.9cm" svg:height="1.4cm" svg:x="1.602cm" svg:y="8.302cm">
          <text:p text:style-name="P1"><text:span text:style-name="T1">CTG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1.9cm" svg:height="1.4cm" svg:x="1.603cm" svg:y="10.503cm">
          <text:p text:style-name="P1"><text:span text:style-name="T1">TG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7" draw:id="id17" draw:layer="layout" svg:width="1.9cm" svg:height="1.4cm" svg:x="1.603cm" svg:y="12.703cm">
          <text:p text:style-name="P1"><text:span text:style-name="T1">G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1.9cm" svg:height="1.4cm" svg:x="4.901cm" svg:y="1.701cm">
          <text:p text:style-name="P1"><text:span text:style-name="T1">TA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1" draw:id="id21" draw:layer="layout" svg:width="1.9cm" svg:height="1.4cm" svg:x="4.902cm" svg:y="3.902cm">
          <text:p text:style-name="P1"><text:span text:style-name="T1">A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9" draw:id="id19" draw:layer="layout" svg:width="1.9cm" svg:height="1.4cm" svg:x="4.903cm" svg:y="8.303cm">
          <text:p text:style-name="P1"><text:span text:style-name="T1">ATA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0" draw:id="id20" draw:layer="layout" svg:width="1.9cm" svg:height="1.4cm" svg:x="4.904cm" svg:y="10.504cm">
          <text:p text:style-name="P1"><text:span text:style-name="T2">TAT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2" draw:start-glue-point="8" draw:end-shape="id1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13" draw:start-glue-point="8" draw:end-shape="id1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14" draw:start-glue-point="8" draw:end-shape="id1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15" draw:start-glue-point="8" draw:end-shape="id1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16" draw:start-glue-point="8" draw:end-shape="id1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17" draw:start-glue-point="10" draw:end-shape="id18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19" draw:start-glue-point="8" draw:end-shape="id20" draw:end-glue-point="4" svg:d="M5853 9703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18" draw:start-glue-point="8" draw:end-shape="id21" draw:end-glue-point="4" svg:d="M5851 3101c0 601 1 201 1 801" svg:viewBox="0 0 2 802">
          <text:p/>
        </draw:connector>
        <draw:connector draw:style-name="gr4" draw:text-style-name="P5" draw:layer="layout" draw:type="curve" svg:x1="5.18cm" svg:y1="4.107cm" svg:x2="5.179cm" svg:y2="2.896cm" draw:start-shape="id21" draw:start-glue-point="5" draw:end-shape="id18" draw:end-glue-point="7" svg:d="M5180 4107c0-907-1-302-1-1211" svg:viewBox="0 0 2 1212">
          <text:p/>
        </draw:connector>
        <draw:connector draw:style-name="gr4" draw:text-style-name="P5" draw:layer="layout" draw:type="curve" svg:x1="6.801cm" svg:y1="2.401cm" svg:x2="6.803cm" svg:y2="9.003cm" draw:start-shape="id18" draw:start-glue-point="10" draw:end-shape="id19" draw:end-glue-point="10" svg:d="M6801 2401c756 0 755 6602 2 6602" svg:viewBox="0 0 568 6603">
          <text:p/>
        </draw:connector>
      </draw:page>
      <draw:page draw:name="page3" draw:style-name="dp1" draw:master-page-name="Výchozí">
        <draw:custom-shape draw:style-name="gr1" draw:text-style-name="P2" xml:id="id22" draw:id="id22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5" draw:id="id25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6" draw:id="id26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7" draw:id="id27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8" draw:id="id28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9" draw:id="id29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5" draw:id="id35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22" draw:start-glue-point="8" draw:end-shape="id2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3" draw:start-glue-point="8" draw:end-shape="id2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24" draw:start-glue-point="8" draw:end-shape="id2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25" draw:start-glue-point="8" draw:end-shape="id2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26" draw:start-glue-point="8" draw:end-shape="id2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27" draw:start-glue-point="10" draw:end-shape="id28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28" draw:start-glue-point="8" draw:end-shape="id29" draw:end-glue-point="4" svg:d="M5851 3101c0 2176 1 726 1 2901" svg:viewBox="0 0 2 2902">
          <text:p/>
        </draw:connector>
        <draw:custom-shape draw:style-name="gr5" draw:text-style-name="P6" xml:id="id30" draw:id="id30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1" draw:id="id31" draw:layer="layout" svg:width="1.9cm" svg:height="1.4cm" svg:x="7.404cm" svg:y="10.504cm">
          <text:p text:style-name="P1"><text:span text:style-name="T2">CG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layout" svg:width="1.9cm" svg:height="1.4cm" svg:x="10.104cm" svg:y="7.404cm">
          <text:p text:style-name="P1"><text:span text:style-name="T2">GTA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layout" svg:width="1.9cm" svg:height="1.4cm" svg:x="10.102cm" svg:y="4.002cm">
          <text:p text:style-name="P1"><text:span text:style-name="T2">TA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4" draw:id="id34" draw:layer="layout" svg:width="1.9cm" svg:height="1.4cm" svg:x="7.203cm" svg:y="3.903cm">
          <text:p text:style-name="P1"><text:span text:style-name="T2">A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23" draw:start-glue-point="9" draw:end-shape="id30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8.354cm" svg:y2="10.504cm" draw:start-shape="id30" draw:start-glue-point="8" draw:end-shape="id31" draw:end-glue-point="4" svg:d="M8353 8703c0 1351 1 451 1 1801" svg:viewBox="0 0 2 1802">
          <text:p/>
        </draw:connector>
        <draw:connector draw:style-name="gr7" draw:text-style-name="P5" draw:layer="layout" draw:type="curve" svg:x1="9.304cm" svg:y1="11.204cm" svg:x2="11.054cm" svg:y2="8.804cm" draw:start-shape="id31" draw:start-glue-point="10" draw:end-shape="id32" draw:end-glue-point="8" svg:d="M9304 11204c1167 0 1750-800 1750-2400" svg:viewBox="0 0 1751 2401">
          <text:p/>
        </draw:connector>
        <draw:connector draw:style-name="gr7" draw:text-style-name="P5" draw:layer="layout" draw:type="curve" svg:x1="11.054cm" svg:y1="7.404cm" svg:x2="11.052cm" svg:y2="5.402cm" draw:start-shape="id32" draw:end-shape="id33" draw:end-glue-point="8" svg:d="M11054 7404c0-1500-2-499-2-2002" svg:viewBox="0 0 3 2003">
          <text:p/>
        </draw:connector>
        <draw:connector draw:style-name="gr7" draw:text-style-name="P5" draw:layer="layout" draw:type="curve" svg:x1="11.052cm" svg:y1="4.002cm" svg:x2="8.153cm" svg:y2="3.903cm" draw:start-shape="id33" draw:start-glue-point="4" draw:end-shape="id34" draw:end-glue-point="4" svg:d="M11052 4002c0-900-2899-850-2899-99" svg:viewBox="0 0 2900 670">
          <text:p/>
        </draw:connector>
        <draw:connector draw:style-name="gr7" draw:text-style-name="P5" draw:layer="layout" draw:type="curve" svg:x1="8.153cm" svg:y1="5.303cm" svg:x2="6.802cm" svg:y2="6.702cm" draw:start-shape="id34" draw:start-glue-point="8" draw:end-shape="id29" draw:end-glue-point="10" svg:d="M8153 5303c0 933-450 1399-1351 1399" svg:viewBox="0 0 1352 1400">
          <text:p/>
        </draw:connector>
        <draw:connector draw:style-name="gr4" draw:text-style-name="P5" draw:layer="layout" draw:type="curve" svg:x1="5.852cm" svg:y1="7.402cm" svg:x2="5.854cm" svg:y2="10.504cm" draw:start-shape="id29" draw:start-glue-point="8" draw:end-shape="id35" draw:end-glue-point="4" svg:d="M5852 7402c0 2328 2 777 2 3102" svg:viewBox="0 0 3 3103">
          <text:p/>
        </draw:connector>
      </draw:page>
      <draw:page draw:name="page4" draw:style-name="dp1" draw:master-page-name="Výchozí">
        <draw:custom-shape draw:style-name="gr1" draw:text-style-name="P2" xml:id="id36" draw:id="id36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7" draw:id="id37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8" draw:id="id38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9" draw:id="id39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36" draw:start-glue-point="8" draw:end-shape="id37" draw:end-glue-point="4" svg:d="M2550 3100c0 601 1 201 1 801" svg:viewBox="0 0 2 802">
          <text:p/>
        </draw:connector>
        <draw:connector draw:style-name="gr8" draw:text-style-name="P7" draw:layer="layout" draw:type="curve" svg:x1="3.501cm" svg:y1="4.601cm" svg:x2="5.852cm" svg:y2="6.002cm" draw:start-shape="id37" draw:start-glue-point="10" draw:end-shape="id38" draw:end-glue-point="4" svg:d="M3501 4601c1568 0 2351 467 2351 1401" svg:viewBox="0 0 2352 1402">
          <text:p text:style-name="P1"><text:span text:style-name="T1">POS: 534547, </text:span></text:p>
          <text:p text:style-name="P1"><text:span text:style-name="T1">REF: G, </text:span></text:p>
          <text:p text:style-name="P1"><text:span text:style-name="T1">ALT: 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4" draw:text-style-name="P5" draw:layer="layout" draw:type="curve" svg:x1="5.852cm" svg:y1="7.402cm" svg:x2="5.854cm" svg:y2="10.504cm" draw:start-shape="id38" draw:start-glue-point="8" draw:end-shape="id39" draw:end-glue-point="4" svg:d="M5852 7402c0 2328 2 777 2 3102" svg:viewBox="0 0 3 3103">
          <text:p/>
        </draw:connector>
      </draw:page>
      <draw:page draw:name="page5" draw:style-name="dp1" draw:master-page-name="Výchozí">
        <draw:custom-shape draw:style-name="gr9" draw:text-style-name="P3" xml:id="id40" draw:id="id40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1" draw:id="id41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2" draw:id="id42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3" draw:id="id43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4" draw:id="id44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5" draw:id="id45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46" draw:id="id46" draw:layer="layout" svg:width="1cm" svg:height="0.7cm" svg:x="6cm" svg:y="5.9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40" draw:start-glue-point="8" draw:end-shape="id41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41" draw:start-glue-point="8" draw:end-shape="id42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42" draw:start-glue-point="8" draw:end-shape="id43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43" draw:start-glue-point="8" draw:end-shape="id44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44" draw:start-glue-point="8" draw:end-shape="id45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40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389cm" svg:y2="9.501cm" draw:start-shape="id45" draw:start-glue-point="8" svg:d="M4602 9002c0 753-213 503-213 499" svg:viewBox="0 0 214 543">
          <text:p/>
        </draw:connector>
        <draw:custom-shape draw:style-name="gr10" draw:text-style-name="P6" xml:id="id47" draw:id="id47" draw:layer="layout" svg:width="1cm" svg:height="0.7cm" svg:x="6.001cm" svg:y="3.701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6" draw:id="id56" draw:layer="layout" svg:width="1cm" svg:height="0.7cm" svg:x="2.302cm" svg:y="5.902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6.5cm" svg:y1="5.9cm" svg:x2="6.501cm" svg:y2="4.401cm" draw:start-shape="id46" draw:start-glue-point="4" draw:end-shape="id47" draw:end-glue-point="8" svg:d="M6500 5900c0-1123 1-374 1-1499" svg:viewBox="0 0 2 1500">
          <text:p/>
        </draw:connector>
        <draw:custom-shape draw:style-name="gr9" draw:text-style-name="P3" xml:id="id48" draw:id="id48" draw:layer="layout" svg:width="1cm" svg:height="0.7cm" svg:x="13.302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9" draw:id="id49" draw:layer="layout" svg:width="1cm" svg:height="0.7cm" svg:x="13.303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0" draw:id="id50" draw:layer="layout" svg:width="1cm" svg:height="0.7cm" svg:x="13.303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1" draw:id="id51" draw:layer="layout" svg:width="1cm" svg:height="0.7cm" svg:x="13.303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2" draw:id="id52" draw:layer="layout" svg:width="1cm" svg:height="0.7cm" svg:x="13.303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3" draw:id="id53" draw:layer="layout" svg:width="1cm" svg:height="0.7cm" svg:x="13.303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4" draw:id="id54" draw:layer="layout" svg:width="1cm" svg:height="0.7cm" svg:x="15.201cm" svg:y="5.901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3.802cm" svg:y1="3.002cm" svg:x2="13.803cm" svg:y2="3.603cm" draw:start-shape="id48" draw:start-glue-point="8" draw:end-shape="id49" draw:end-glue-point="4" svg:d="M13802 3002c0 451 1 151 1 601" svg:viewBox="0 0 2 602">
          <text:p/>
        </draw:connector>
        <draw:connector draw:style-name="gr11" draw:text-style-name="P5" draw:layer="layout" draw:type="curve" svg:x1="13.803cm" svg:y1="4.303cm" svg:x2="13.803cm" svg:y2="4.803cm" draw:start-shape="id49" draw:start-glue-point="8" draw:end-shape="id50" draw:end-glue-point="4" svg:d="M13803 4303v500" svg:viewBox="0 0 1 501">
          <text:p/>
        </draw:connector>
        <draw:connector draw:style-name="gr11" draw:text-style-name="P5" draw:layer="layout" draw:type="curve" svg:x1="13.803cm" svg:y1="5.503cm" svg:x2="13.803cm" svg:y2="5.903cm" draw:start-shape="id50" draw:start-glue-point="8" draw:end-shape="id51" draw:end-glue-point="4" svg:d="M13803 5503v400" svg:viewBox="0 0 1 401">
          <text:p/>
        </draw:connector>
        <draw:connector draw:style-name="gr11" draw:text-style-name="P5" draw:layer="layout" draw:type="curve" svg:x1="13.803cm" svg:y1="6.603cm" svg:x2="13.803cm" svg:y2="7.203cm" draw:start-shape="id51" draw:start-glue-point="8" draw:end-shape="id52" draw:end-glue-point="0" svg:d="M13803 6603v600" svg:viewBox="0 0 1 601">
          <text:p/>
        </draw:connector>
        <draw:connector draw:style-name="gr11" draw:text-style-name="P5" draw:layer="layout" draw:type="curve" svg:x1="13.803cm" svg:y1="7.903cm" svg:x2="13.803cm" svg:y2="8.303cm" draw:start-shape="id52" draw:start-glue-point="8" draw:end-shape="id53" draw:end-glue-point="4" svg:d="M13803 7903v400" svg:viewBox="0 0 1 401">
          <text:p/>
        </draw:connector>
        <draw:connector draw:style-name="gr11" draw:text-style-name="P5" draw:layer="layout" draw:type="curve" svg:x1="13.803cm" svg:y1="9.003cm" svg:x2="13.59cm" svg:y2="9.502cm" draw:start-shape="id53" draw:start-glue-point="8" svg:d="M13803 9003c0 753-213 503-213 499" svg:viewBox="0 0 214 543">
          <text:p/>
        </draw:connector>
        <draw:custom-shape draw:style-name="gr10" draw:text-style-name="P6" xml:id="id55" draw:id="id55" draw:layer="layout" svg:width="1cm" svg:height="0.7cm" svg:x="15.202cm" svg:y="3.702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7" draw:id="id57" draw:layer="layout" svg:width="1cm" svg:height="0.7cm" svg:x="11.503cm" svg:y="5.903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5.701cm" svg:y1="5.901cm" svg:x2="15.702cm" svg:y2="4.402cm" draw:start-shape="id54" draw:start-glue-point="4" draw:end-shape="id55" draw:end-glue-point="8" svg:d="M15701 5901c0-1123 1-374 1-1499" svg:viewBox="0 0 2 1500">
          <text:p/>
        </draw:connector>
        <draw:line draw:style-name="gr12" draw:text-style-name="P5" draw:layer="layout" svg:x1="7.6cm" svg:y1="6.2cm" svg:x2="10.4cm" svg:y2="6.2cm">
          <text:p text:style-name="P1"><text:span text:style-name="T1">Optimization</text:span></text:p>
          <text:p text:style-name="P1"/>
        </draw:line>
        <draw:connector draw:style-name="gr4" draw:text-style-name="P5" draw:layer="layout" draw:type="curve" svg:x1="5.102cm" svg:y1="7.552cm" svg:x2="6.5cm" svg:y2="6.6cm" draw:start-shape="id44" draw:start-glue-point="10" draw:end-shape="id46" draw:end-glue-point="8" svg:d="M5102 7552c932 0 1398-317 1398-952" svg:viewBox="0 0 1399 953">
          <text:p/>
        </draw:connector>
        <draw:connector draw:style-name="gr4" draw:text-style-name="P5" draw:layer="layout" draw:type="curve" svg:x1="6.501cm" svg:y1="3.701cm" svg:x2="5.101cm" svg:y2="2.651cm" draw:start-shape="id47" draw:start-glue-point="4" draw:end-shape="id40" draw:end-glue-point="10" svg:d="M6501 3701c0-700-466-1050-1400-1050" svg:viewBox="0 0 1401 1051">
          <text:p/>
        </draw:connector>
        <draw:connector draw:style-name="gr4" draw:text-style-name="P5" draw:layer="layout" draw:type="curve" svg:x1="4.102cm" svg:y1="5.152cm" svg:x2="2.802cm" svg:y2="5.902cm" draw:start-shape="id42" draw:start-glue-point="6" draw:end-shape="id56" draw:end-glue-point="4" svg:d="M4102 5152c-867 0-1300 250-1300 750" svg:viewBox="0 0 1301 751">
          <text:p/>
        </draw:connector>
        <draw:connector draw:style-name="gr4" draw:text-style-name="P5" draw:layer="layout" draw:type="curve" svg:x1="2.802cm" svg:y1="6.602cm" svg:x2="4.102cm" svg:y2="8.652cm" draw:start-shape="id56" draw:start-glue-point="8" draw:end-shape="id45" draw:end-glue-point="6" svg:d="M2802 6602c0 1367 433 2050 1300 2050" svg:viewBox="0 0 1301 2051">
          <text:p/>
        </draw:connector>
        <draw:connector draw:style-name="gr4" draw:text-style-name="P5" draw:layer="layout" draw:type="curve" svg:x1="12.003cm" svg:y1="6.603cm" svg:x2="13.303cm" svg:y2="8.653cm" draw:start-shape="id57" draw:start-glue-point="8" draw:end-shape="id53" draw:end-glue-point="6" svg:d="M12003 6603c0 1367 433 2050 1300 2050" svg:viewBox="0 0 1301 2051">
          <text:p/>
        </draw:connector>
        <draw:connector draw:style-name="gr4" draw:text-style-name="P5" draw:layer="layout" draw:type="curve" svg:x1="14.303cm" svg:y1="7.553cm" svg:x2="15.701cm" svg:y2="6.601cm" draw:start-shape="id52" draw:start-glue-point="10" draw:end-shape="id54" draw:end-glue-point="8" svg:d="M14303 7553c932 0 1398-317 1398-952" svg:viewBox="0 0 1399 953">
          <text:p/>
        </draw:connector>
        <draw:connector draw:style-name="gr4" draw:text-style-name="P5" draw:layer="layout" draw:type="curve" svg:x1="15.202cm" svg:y1="4.052cm" svg:x2="12.003cm" svg:y2="5.903cm" draw:start-shape="id55" draw:start-glue-point="6" draw:end-shape="id57" draw:end-glue-point="4" svg:d="M15202 4052c-2133 0-3199 617-3199 1851" svg:viewBox="0 0 3200 1852">
          <text:p/>
        </draw:connector>
        <draw:connector draw:style-name="gr11" draw:text-style-name="P5" draw:layer="layout" draw:type="curve" svg:x1="11.951cm" svg:y1="1.563cm" svg:x2="13.801cm" svg:y2="2.301cm" svg:d="M11951 1563c0 178 1850-190 1850 738" svg:viewBox="0 0 1851 739">
          <text:p/>
        </draw:connector>
      </draw:page>
      <draw:page draw:name="page6" draw:style-name="dp1" draw:master-page-name="Výchozí">
        <draw:custom-shape draw:style-name="gr9" draw:text-style-name="P3" xml:id="id58" draw:id="id58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9" draw:id="id59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0" draw:id="id60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1" draw:id="id61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2" draw:id="id62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3" draw:id="id63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58" draw:start-glue-point="8" draw:end-shape="id59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59" draw:start-glue-point="8" draw:end-shape="id60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60" draw:start-glue-point="8" draw:end-shape="id61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61" draw:start-glue-point="8" draw:end-shape="id62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62" draw:start-glue-point="8" draw:end-shape="id63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58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603cm" svg:y2="10.203cm" draw:start-shape="id63" draw:start-glue-point="8" draw:end-shape="id64" draw:end-glue-point="4" svg:d="M4602 9002c0 901 1 301 1 1201" svg:viewBox="0 0 2 1202">
          <text:p/>
        </draw:connector>
        <draw:line draw:style-name="gr12" draw:text-style-name="P5" draw:layer="layout" svg:x1="7.6cm" svg:y1="6.2cm" svg:x2="10.4cm" svg:y2="6.2cm">
          <text:p text:style-name="P1"><text:span text:style-name="T1">Pomocné vrcholy</text:span></text:p>
          <text:p text:style-name="P1"><text:span text:style-name="T1"/></text:p>
        </draw:line>
        <draw:connector draw:style-name="gr4" draw:text-style-name="P5" draw:layer="layout" draw:type="curve" svg:x1="5.102cm" svg:y1="8.652cm" svg:x2="5.101cm" svg:y2="2.651cm" draw:start-shape="id63" draw:start-glue-point="10" draw:end-shape="id58" draw:end-glue-point="10" svg:d="M5102 8652c753 0 753-6001-1-6001" svg:viewBox="0 0 567 6002">
          <text:p/>
        </draw:connector>
        <draw:connector draw:style-name="gr4" draw:text-style-name="P5" draw:layer="layout" draw:type="curve" svg:x1="4.102cm" svg:y1="3.952cm" svg:x2="4.102cm" svg:y2="6.252cm" draw:start-shape="id59" draw:start-glue-point="6" draw:end-shape="id61" draw:end-glue-point="6" svg:d="M4102 3952c-751 0-751 2300 0 2300" svg:viewBox="0 0 564 2301">
          <text:p/>
        </draw:connector>
        <draw:custom-shape draw:style-name="gr9" draw:text-style-name="P3" xml:id="id64" draw:id="id64" draw:layer="layout" svg:width="1cm" svg:height="0.7cm" svg:x="4.103cm" svg:y="10.203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4.102cm" svg:y1="7.552cm" svg:x2="4.103cm" svg:y2="10.553cm" draw:start-shape="id62" draw:start-glue-point="6" draw:end-shape="id64" draw:end-glue-point="6" svg:d="M4102 7552c-751 0-752 3001 1 3001" svg:viewBox="0 0 565 3002">
          <text:p/>
        </draw:connector>
        <draw:custom-shape draw:style-name="gr9" draw:text-style-name="P3" xml:id="id65" draw:id="id65" draw:layer="layout" svg:width="1cm" svg:height="0.7cm" svg:x="12.017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6" draw:id="id66" draw:layer="layout" svg:width="1cm" svg:height="0.7cm" svg:x="12.018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7" draw:id="id67" draw:layer="layout" svg:width="1cm" svg:height="0.7cm" svg:x="12.018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8" draw:id="id68" draw:layer="layout" svg:width="1cm" svg:height="0.7cm" svg:x="12.018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9" draw:id="id69" draw:layer="layout" svg:width="1cm" svg:height="0.7cm" svg:x="12.018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70" draw:id="id70" draw:layer="layout" svg:width="1cm" svg:height="0.7cm" svg:x="12.018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2.517cm" svg:y1="3.002cm" svg:x2="12.518cm" svg:y2="3.603cm" draw:start-shape="id65" draw:start-glue-point="8" draw:end-shape="id66" draw:end-glue-point="4" svg:d="M12517 3002c0 451 1 151 1 601" svg:viewBox="0 0 2 602">
          <text:p/>
        </draw:connector>
        <draw:connector draw:style-name="gr11" draw:text-style-name="P5" draw:layer="layout" draw:type="curve" svg:x1="12.518cm" svg:y1="4.303cm" svg:x2="12.518cm" svg:y2="4.803cm" draw:start-shape="id66" draw:start-glue-point="8" draw:end-shape="id67" draw:end-glue-point="4" svg:d="M12518 4303v500" svg:viewBox="0 0 1 501">
          <text:p/>
        </draw:connector>
        <draw:connector draw:style-name="gr11" draw:text-style-name="P5" draw:layer="layout" draw:type="curve" svg:x1="12.518cm" svg:y1="5.503cm" svg:x2="12.518cm" svg:y2="5.903cm" draw:start-shape="id67" draw:start-glue-point="8" draw:end-shape="id68" draw:end-glue-point="4" svg:d="M12518 5503v400" svg:viewBox="0 0 1 401">
          <text:p/>
        </draw:connector>
        <draw:connector draw:style-name="gr11" draw:text-style-name="P5" draw:layer="layout" draw:type="curve" svg:x1="12.518cm" svg:y1="6.603cm" svg:x2="12.518cm" svg:y2="7.203cm" draw:start-shape="id68" draw:start-glue-point="8" draw:end-shape="id69" draw:end-glue-point="0" svg:d="M12518 6603v600" svg:viewBox="0 0 1 601">
          <text:p/>
        </draw:connector>
        <draw:connector draw:style-name="gr11" draw:text-style-name="P5" draw:layer="layout" draw:type="curve" svg:x1="12.518cm" svg:y1="7.903cm" svg:x2="12.518cm" svg:y2="8.303cm" draw:start-shape="id69" draw:start-glue-point="8" draw:end-shape="id70" draw:end-glue-point="4" svg:d="M12518 7903v400" svg:viewBox="0 0 1 401">
          <text:p/>
        </draw:connector>
        <draw:connector draw:style-name="gr11" draw:text-style-name="P5" draw:layer="layout" draw:type="curve" svg:x1="10.667cm" svg:y1="1.564cm" svg:x2="12.517cm" svg:y2="2.302cm" draw:end-shape="id65" draw:end-glue-point="4" svg:d="M10667 1564c0 178 1850-190 1850 738" svg:viewBox="0 0 1851 739">
          <text:p/>
        </draw:connector>
        <draw:connector draw:style-name="gr11" draw:text-style-name="P5" draw:layer="layout" draw:type="curve" svg:x1="12.518cm" svg:y1="9.003cm" svg:x2="12.519cm" svg:y2="10.204cm" draw:start-shape="id70" draw:start-glue-point="8" draw:end-shape="id71" draw:end-glue-point="4" svg:d="M12518 9003c0 901 1 301 1 1201" svg:viewBox="0 0 2 1202">
          <text:p/>
        </draw:connector>
        <draw:connector draw:style-name="gr4" draw:text-style-name="P5" draw:layer="layout" draw:type="curve" svg:x1="13.018cm" svg:y1="8.653cm" svg:x2="14.105cm" svg:y2="5.805cm" draw:start-shape="id70" draw:start-glue-point="10" draw:end-shape="id72" draw:end-glue-point="8" svg:d="M13018 8653c725 0 1087-949 1087-2848" svg:viewBox="0 0 1088 2849">
          <text:p/>
        </draw:connector>
        <draw:connector draw:style-name="gr4" draw:text-style-name="P5" draw:layer="layout" draw:type="curve" svg:x1="12.018cm" svg:y1="3.953cm" svg:x2="11.004cm" svg:y2="4.604cm" draw:start-shape="id66" draw:start-glue-point="6" draw:end-shape="id73" draw:end-glue-point="0" svg:d="M12018 3953c-676 0-1014 217-1014 651" svg:viewBox="0 0 1015 652">
          <text:p/>
        </draw:connector>
        <draw:custom-shape draw:style-name="gr9" draw:text-style-name="P3" xml:id="id71" draw:id="id71" draw:layer="layout" svg:width="1cm" svg:height="0.7cm" svg:x="12.019cm" svg:y="10.2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2.018cm" svg:y1="7.553cm" svg:x2="11.005cm" svg:y2="8.505cm" draw:start-shape="id69" draw:start-glue-point="6" draw:end-shape="id74" draw:end-glue-point="4" svg:d="M12018 7553c-676 0-1013 317-1013 952" svg:viewBox="0 0 1014 953">
          <text:p/>
        </draw:connector>
        <draw:custom-shape draw:style-name="gr10" draw:text-style-name="P8" xml:id="id73" draw:id="id73" draw:layer="layout" svg:width="1cm" svg:height="0.7cm" svg:x="10.504cm" svg:y="4.604cm">
          <text:p text:style-name="P1"><text:span text:style-name="T3">H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4" draw:id="id74" draw:layer="layout" svg:width="1cm" svg:height="0.7cm" svg:x="10.505cm" svg:y="8.505cm">
          <text:p text:style-name="P1"><text:span text:style-name="T3">H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2" draw:id="id72" draw:layer="layout" svg:width="1cm" svg:height="0.7cm" svg:x="13.605cm" svg:y="5.105cm">
          <text:p text:style-name="P1"><text:span text:style-name="T3">H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4.105cm" svg:y1="5.105cm" svg:x2="13.017cm" svg:y2="2.652cm" draw:start-shape="id72" draw:start-glue-point="4" draw:end-shape="id65" draw:end-glue-point="10" svg:d="M14105 5105c0-1636-362-2453-1088-2453" svg:viewBox="0 0 1089 2454">
          <text:p/>
        </draw:connector>
        <draw:connector draw:style-name="gr4" draw:text-style-name="P5" draw:layer="layout" draw:type="curve" svg:x1="11.004cm" svg:y1="5.304cm" svg:x2="12.018cm" svg:y2="6.253cm" draw:start-shape="id73" draw:start-glue-point="8" draw:end-shape="id68" draw:end-glue-point="6" svg:d="M11004 5304c0 633 338 949 1014 949" svg:viewBox="0 0 1015 950">
          <text:p/>
        </draw:connector>
        <draw:connector draw:style-name="gr4" draw:text-style-name="P5" draw:layer="layout" draw:type="curve" svg:x1="11.005cm" svg:y1="9.205cm" svg:x2="12.019cm" svg:y2="10.554cm" draw:start-shape="id74" draw:start-glue-point="8" draw:end-shape="id71" draw:end-glue-point="6" svg:d="M11005 9205c0 900 338 1349 1014 1349" svg:viewBox="0 0 1015 1350">
          <text:p/>
        </draw:connector>
      </draw:page>
      <draw:page draw:name="page7" draw:style-name="dp1" draw:master-page-name="Výchozí">
        <draw:custom-shape draw:style-name="gr1" draw:text-style-name="P2" xml:id="id75" draw:id="id75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7" draw:id="id77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6" draw:id="id76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8" draw:id="id78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9" draw:id="id79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0" draw:id="id80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1" draw:id="id81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2" draw:id="id82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4" draw:id="id84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75" draw:start-glue-point="8" draw:end-shape="id76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76" draw:start-glue-point="8" draw:end-shape="id77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77" draw:start-glue-point="8" draw:end-shape="id78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78" draw:start-glue-point="8" draw:end-shape="id79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79" draw:start-glue-point="8" draw:end-shape="id80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80" draw:start-glue-point="10" draw:end-shape="id81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81" draw:start-glue-point="8" draw:end-shape="id82" draw:end-glue-point="4" svg:d="M5851 3101c0 2176 1 726 1 2901" svg:viewBox="0 0 2 2902">
          <text:p/>
        </draw:connector>
        <draw:custom-shape draw:style-name="gr5" draw:text-style-name="P6" xml:id="id83" draw:id="id83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76" draw:start-glue-point="9" draw:end-shape="id83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3.502cm" svg:y2="9.002cm" draw:start-shape="id83" draw:start-glue-point="8" draw:end-shape="id78" draw:end-glue-point="10" svg:d="M8353 8703c0 753-1450 627-1932 514s7-215-2919-215" svg:viewBox="0 0 4852 601">
          <text:p/>
        </draw:connector>
        <draw:connector draw:style-name="gr4" draw:text-style-name="P5" draw:layer="layout" draw:type="curve" svg:x1="5.852cm" svg:y1="7.402cm" svg:x2="5.854cm" svg:y2="10.504cm" draw:start-shape="id82" draw:start-glue-point="8" draw:end-shape="id84" draw:end-glue-point="4" svg:d="M5852 7402c0 2328 2 777 2 3102" svg:viewBox="0 0 3 3103">
          <text:p/>
        </draw:connector>
      </draw:page>
      <draw:page draw:name="page8" draw:style-name="dp1" draw:master-page-name="Výchozí">
        <draw:custom-shape draw:style-name="gr13" draw:text-style-name="P3" xml:id="id85" draw:id="id85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6" draw:id="id86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7" draw:id="id87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8" draw:id="id88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9" draw:id="id89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0" draw:id="id90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3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85" draw:start-glue-point="8" draw:end-shape="id86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86" draw:start-glue-point="8" draw:end-shape="id87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87" draw:start-glue-point="8" draw:end-shape="id88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88" draw:start-glue-point="8" draw:end-shape="id89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89" draw:start-glue-point="8" draw:end-shape="id90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85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90" draw:start-glue-point="8" svg:d="M2952 12601c0 1582-1180 779-1180 1608" svg:viewBox="0 0 1181 1609">
          <text:p/>
        </draw:connector>
        <draw:custom-shape draw:style-name="gr15" draw:text-style-name="P1" draw:layer="layout" svg:width="6.7cm" svg:height="4.3cm" svg:x="12.102cm" svg:y="18.602cm">
          <text:p text:style-name="P1"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7cm" svg:height="4.3cm" svg:x="12.101cm" svg:y="2.801cm">
          <text:p text:style-name="P1">M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1" draw:id="id91" draw:layer="layout" svg:width="2.1cm" svg:height="1.1cm" svg:x="12.7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3" draw:id="id93" draw:layer="layout" svg:width="2.1cm" svg:height="1.1cm" svg:x="16.0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6" draw:id="id96" draw:layer="layout" svg:width="2.1cm" svg:height="1.1cm" svg:x="12.703cm" svg:y="20.4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7" draw:id="id97" draw:layer="layout" svg:width="2.1cm" svg:height="1.1cm" svg:x="16.004cm" svg:y="20.4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92" draw:id="id92" draw:layer="layout" svg:width="3.098cm" svg:height="2.402cm" svg:x="12.203cm" svg:y="8.099cm">
          <text:p text:style-name="P1"/>
          <text:p text:style-name="P1"/>
          <text:p text:style-name="P1">M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.1cm" svg:height="1.1cm" svg:x="12.604cm" svg:y="8.404cm">
          <text:p text:style-name="P1"><text:span text:style-name="T1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94" draw:id="id94" draw:layer="layout" svg:width="3.098cm" svg:height="2.402cm" svg:x="12.204cm" svg:y="11.4cm">
          <text:p text:style-name="P1"/>
          <text:p text:style-name="P1"/>
          <text:p text:style-name="P1">M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.1cm" svg:height="1.1cm" svg:x="12.605cm" svg:y="11.705cm">
          <text:p text:style-name="P1"><text:span text:style-name="T1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3.098cm" svg:height="2.402cm" svg:x="12.304cm" svg:y="15cm">
          <text:p text:style-name="P1"/>
          <text:p text:style-name="P1"/>
          <text:p text:style-name="P1">M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5" draw:id="id95" draw:layer="layout" svg:width="2.1cm" svg:height="1.1cm" svg:x="12.705cm" svg:y="15.305cm">
          <text:p text:style-name="P1"><text:span text:style-name="T1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3.752cm" svg:y1="5.102cm" svg:x2="13.752cm" svg:y2="8.099cm" draw:start-shape="id91" draw:start-glue-point="8" draw:end-shape="id92" draw:end-glue-point="4" svg:d="M13752 5102v2997" svg:viewBox="0 0 1 2998">
          <text:p/>
        </draw:connector>
        <draw:connector draw:style-name="gr7" draw:text-style-name="P5" draw:layer="layout" draw:type="curve" svg:x1="17.053cm" svg:y1="5.103cm" svg:x2="15.301cm" svg:y2="9.3cm" draw:start-shape="id93" draw:start-glue-point="8" draw:end-shape="id92" draw:end-glue-point="10" svg:d="M17053 5103c0 2798-584 4197-1752 4197" svg:viewBox="0 0 1753 4198">
          <text:p/>
        </draw:connector>
        <draw:connector draw:style-name="gr4" draw:text-style-name="P5" draw:layer="layout" draw:type="curve" svg:x1="13.752cm" svg:y1="10.501cm" svg:x2="13.753cm" svg:y2="11.4cm" draw:start-shape="id92" draw:start-glue-point="8" draw:end-shape="id94" draw:end-glue-point="4" svg:d="M13752 10501c0 675 1 226 1 899" svg:viewBox="0 0 2 900">
          <text:p/>
        </draw:connector>
        <draw:connector draw:style-name="gr4" draw:text-style-name="P5" draw:layer="layout" draw:type="curve" svg:x1="13.753cm" svg:y1="13.802cm" svg:x2="13.755cm" svg:y2="15.305cm" draw:start-shape="id94" draw:start-glue-point="8" draw:end-shape="id95" draw:end-glue-point="4" svg:d="M13753 13802c0 1128 2 377 2 1503" svg:viewBox="0 0 3 1504">
          <text:p/>
        </draw:connector>
        <draw:connector draw:style-name="gr7" draw:text-style-name="P5" draw:layer="layout" draw:type="curve" svg:x1="13.755cm" svg:y1="16.405cm" svg:x2="13.753cm" svg:y2="20.403cm" draw:start-shape="id95" draw:start-glue-point="8" draw:end-shape="id96" svg:d="M13755 16405c0 3000-2 1001-2 3998" svg:viewBox="0 0 3 3999">
          <text:p/>
        </draw:connector>
        <draw:connector draw:style-name="gr4" draw:text-style-name="P5" draw:layer="layout" draw:type="curve" svg:x1="14.805cm" svg:y1="15.855cm" svg:x2="17.054cm" svg:y2="20.404cm" draw:start-shape="id95" draw:start-glue-point="10" draw:end-shape="id97" draw:end-glue-point="4" svg:d="M14805 15855c1500 0 2249 1516 2249 4549" svg:viewBox="0 0 2250 4550">
          <text:p/>
        </draw:connector>
      </draw:page>
      <draw:page draw:name="page9" draw:style-name="dp1" draw:master-page-name="Výchozí">
        <draw:custom-shape draw:style-name="gr13" draw:text-style-name="P3" xml:id="id98" draw:id="id98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9" draw:id="id99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0" draw:id="id100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1" draw:id="id101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2" draw:id="id102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3" draw:id="id103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3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98" draw:start-glue-point="8" draw:end-shape="id99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99" draw:start-glue-point="8" draw:end-shape="id100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100" draw:start-glue-point="8" draw:end-shape="id101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101" draw:start-glue-point="8" draw:end-shape="id102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102" draw:start-glue-point="8" draw:end-shape="id103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98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103" draw:start-glue-point="8" svg:d="M2952 12601c0 1582-1180 779-1180 1608" svg:viewBox="0 0 1181 1609">
          <text:p/>
        </draw:connector>
        <draw:custom-shape draw:style-name="gr14" draw:text-style-name="P6" draw:layer="layout" svg:width="2.1cm" svg:height="1.1cm" svg:x="5.604cm" svg:y="5.703cm">
          <text:p text:style-name="P1"><text:span text:style-name="T2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5cm" svg:y="7.504cm">
          <text:p text:style-name="P1"><text:span text:style-name="T2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6cm" svg:y="9.505cm">
          <text:p text:style-name="P1"><text:span text:style-name="T2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7cm" svg:height="4.3cm" svg:x="12.302cm" svg:y="9.202cm">
          <text:p text:style-name="P1"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7cm" svg:height="4.3cm" svg:x="12.301cm" svg:y="2.801cm">
          <text:p text:style-name="P1">M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4" draw:id="id104" draw:layer="layout" svg:width="2.1cm" svg:height="1.1cm" svg:x="12.9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7" draw:id="id107" draw:layer="layout" svg:width="2.1cm" svg:height="1.1cm" svg:x="16.2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5" draw:id="id105" draw:layer="layout" svg:width="2.1cm" svg:height="1.1cm" svg:x="12.903cm" svg:y="11.0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6" draw:id="id106" draw:layer="layout" svg:width="2.1cm" svg:height="1.1cm" svg:x="16.204cm" svg:y="11.0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952cm" svg:y1="5.102cm" svg:x2="13.953cm" svg:y2="11.003cm" draw:start-shape="id104" draw:start-glue-point="8" draw:end-shape="id105" svg:d="M13952 5102c0 4426 1 1476 1 5901" svg:viewBox="0 0 2 5902">
          <text:p/>
        </draw:connector>
        <draw:connector draw:style-name="gr4" draw:text-style-name="P5" draw:layer="layout" draw:type="curve" svg:x1="14.695cm" svg:y1="4.941cm" svg:x2="16.511cm" svg:y2="11.165cm" draw:start-shape="id104" draw:start-glue-point="9" draw:end-shape="id106" draw:end-glue-point="5" svg:d="M14695 4941c0 4669 1816 1558 1816 6224" svg:viewBox="0 0 1817 6225">
          <text:p/>
        </draw:connector>
        <draw:connector draw:style-name="gr7" draw:text-style-name="P5" draw:layer="layout" draw:type="curve" svg:x1="17.253cm" svg:y1="5.103cm" svg:x2="17.254cm" svg:y2="11.004cm" draw:start-shape="id107" draw:start-glue-point="8" draw:end-shape="id106" svg:d="M17253 5103c0 4426 1 1476 1 5901" svg:viewBox="0 0 2 5902">
          <text:p/>
        </draw:connector>
        <draw:connector draw:style-name="gr7" draw:text-style-name="P5" draw:layer="layout" draw:type="curve" svg:x1="16.51cm" svg:y1="4.942cm" svg:x2="14.696cm" svg:y2="11.164cm" draw:start-shape="id107" draw:start-glue-point="7" draw:end-shape="id105" draw:end-glue-point="11" svg:d="M16510 4942c0 4668-1814 1557-1814 6222" svg:viewBox="0 0 1815 6223">
          <text:p/>
        </draw:connector>
      </draw:page>
      <draw:page draw:name="page10" draw:style-name="dp1" draw:master-page-name="Výchozí">
        <draw:custom-shape draw:style-name="gr9" draw:text-style-name="P3" xml:id="id108" draw:id="id108" draw:layer="layout" svg:width="1cm" svg:height="0.7cm" svg:x="4.103cm" svg:y="4.0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09" draw:id="id109" draw:layer="layout" svg:width="1cm" svg:height="0.7cm" svg:x="9.003cm" svg:y="4.0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0" draw:id="id110" draw:layer="layout" svg:width="1cm" svg:height="0.7cm" svg:x="11.403cm" svg:y="4.003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1" draw:id="id111" draw:layer="layout" svg:width="1cm" svg:height="0.7cm" svg:x="13.303cm" svg:y="4.0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2" draw:id="id112" draw:layer="layout" svg:width="1cm" svg:height="0.7cm" svg:x="18.403cm" svg:y="4.103cm">
          <text:p text:style-name="P1"><text:span text:style-name="T1">n +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14" draw:id="id114" draw:layer="layout" svg:width="1cm" svg:height="0.7cm" svg:x="18.401cm" svg:y="2.101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7" draw:text-style-name="P7" draw:layer="layout" draw:type="curve" svg:x1="5.103cm" svg:y1="4.353cm" svg:x2="9.003cm" svg:y2="4.353cm" draw:start-shape="id108" draw:start-glue-point="10" draw:end-shape="id109" draw:end-glue-point="6" svg:d="M5103 4353h3900" svg:viewBox="0 0 3901 1">
          <text:p text:style-name="P1"><text:span text:style-name="T1"><text:s text:c="5"/></text:span><text:span text:style-name="T1">Last reference edge</text:span></text:p>
          <text:p text:style-name="P1"><text:span text:style-name="T1"/></text:p>
          <text:p text:style-name="P1"><text:span text:style-name="T1"/></text:p>
        </draw:connector>
        <draw:connector draw:style-name="gr11" draw:text-style-name="P5" draw:layer="layout" draw:type="curve" svg:x1="10.003cm" svg:y1="4.353cm" svg:x2="11.403cm" svg:y2="4.353cm" draw:start-shape="id109" draw:start-glue-point="10" draw:end-shape="id110" draw:end-glue-point="6" svg:d="M10003 4353h1400" svg:viewBox="0 0 1401 1">
          <text:p/>
        </draw:connector>
        <draw:connector draw:style-name="gr11" draw:text-style-name="P5" draw:layer="layout" draw:type="curve" svg:x1="12.403cm" svg:y1="4.353cm" svg:x2="13.303cm" svg:y2="4.353cm" draw:start-shape="id110" draw:start-glue-point="10" draw:end-shape="id111" draw:end-glue-point="6" svg:d="M12403 4353h900" svg:viewBox="0 0 901 1">
          <text:p/>
        </draw:connector>
        <draw:connector draw:style-name="gr17" draw:text-style-name="P7" draw:layer="layout" draw:type="curve" svg:x1="14.303cm" svg:y1="4.353cm" svg:x2="18.403cm" svg:y2="4.453cm" draw:start-shape="id111" draw:start-glue-point="10" draw:end-shape="id112" draw:end-glue-point="6" svg:d="M14303 4353c3076 0 1027 100 4100 100" svg:viewBox="0 0 4101 101">
          <text:p text:style-name="P1"><text:span text:style-name="T1">Next reference edge</text:span></text:p>
          <text:p text:style-name="P1"><text:span text:style-name="T1"/></text:p>
          <text:p text:style-name="P1"><text:span text:style-name="T1"/></text:p>
        </draw:connector>
        <draw:custom-shape draw:style-name="gr10" draw:text-style-name="P8" xml:id="id113" draw:id="id113" draw:layer="layout" svg:width="1cm" svg:height="0.7cm" svg:x="4.003cm" svg:y="6.003cm">
          <text:p text:style-name="P1"><text:span text:style-name="T3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7" draw:layer="layout" draw:type="curve" svg:x1="5.003cm" svg:y1="6.353cm" svg:x2="9.503cm" svg:y2="4.703cm" draw:start-shape="id113" draw:start-glue-point="10" draw:end-shape="id109" draw:end-glue-point="8" svg:d="M5003 6353c3000 0 4500-550 4500-1650" svg:viewBox="0 0 4501 1651">
          <text:p text:style-name="P9"><text:span text:style-name="T1">Entering edge</text:span></text:p>
        </draw:connector>
        <draw:connector draw:style-name="gr18" draw:text-style-name="P7" draw:layer="layout" draw:type="curve" svg:x1="13.803cm" svg:y1="4.003cm" svg:x2="18.401cm" svg:y2="2.451cm" draw:start-shape="id111" draw:start-glue-point="4" draw:end-shape="id114" draw:end-glue-point="6" svg:d="M13803 4003c0-1035 1532-1552 4598-1552" svg:viewBox="0 0 4599 1553">
          <text:p text:style-name="P1"><text:span text:style-name="T1">Exitting edge</text:span></text:p>
        </draw:connector>
        <draw:connector draw:style-name="gr19" draw:text-style-name="P5" draw:layer="layout" draw:type="curve" svg:x1="4.857cm" svg:y1="6.105cm" svg:x2="18.547cm" svg:y2="2.203cm" draw:start-shape="id113" draw:start-glue-point="11" draw:end-shape="id114" draw:end-glue-point="5" svg:d="M4857 6105c0-6757 13690-4806 13690-3902" svg:viewBox="0 0 13691 4874">
          <text:p text:style-name="P1"><text:span text:style-name="T1">Connecting edge</text:span></text:p>
          <text:p text:style-name="P1"><text:span text:style-name="T1"/></text:p>
          <text:p text:style-name="P1"><text:span text:style-name="T1"/></text:p>
          <text:p text:style-name="P1"/>
          <text:p text:style-name="P1"/>
          <text:p text:style-name="P1"/>
          <text:p text:style-name="P1"/>
          <text:p text:style-name="P1"/>
        </draw:connector>
        <draw:connector draw:style-name="gr7" draw:text-style-name="P5" draw:layer="layout" draw:type="curve" svg:x1="3.179cm" svg:y1="6.375cm" svg:x2="4.003cm" svg:y2="6.353cm" draw:end-shape="id113" draw:end-glue-point="6" svg:d="M3179 6375c243 0-169-22 824-22" svg:viewBox="0 0 825 23">
          <text:p/>
        </draw:connector>
        <draw:connector draw:style-name="gr7" draw:text-style-name="P5" draw:layer="layout" draw:type="curve" svg:x1="19.401cm" svg:y1="2.451cm" svg:x2="20.082cm" svg:y2="2.517cm" draw:start-shape="id114" draw:start-glue-point="10" svg:d="M19401 2451c888 0 548 66 681 66" svg:viewBox="0 0 682 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3:27:51.956000000</meta:creation-date>
    <meta:generator>LibreOffice/5.1.5.2$Windows_x86 LibreOffice_project/7a864d8825610a8c07cfc3bc01dd4fce6a9447e5</meta:generator>
    <dc:date>2017-06-24T16:05:57.958000000</dc:date>
    <meta:editing-duration>PT2H19M22S</meta:editing-duration>
    <meta:editing-cycles>45</meta:editing-cycles>
    <meta:document-statistic meta:object-count="254"/>
  </office:meta>
</office:document-meta>
</file>